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27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asian="Noto Sans CJK SC" style:font-weight-asian="bold" style:font-style-complex="italic" fo:font-style="italic" style:text-overline-style="none" style:text-overline-color="font-color" style:font-relief="none" style:text-emphasize="none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ize="10pt" style:font-style-asian="italic" style:font-weight-complex="bold"/>
    </style:style>
    <style:style style:name="T4" style:family="text">
      <style:text-properties style:font-weight-asian="bold" style:font-style-complex="italic" fo:font-style="italic" style:font-style-asian="italic" style:font-weight-complex="bold"/>
    </style:style>
    <style:style style:name="T5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.B75:.E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.B78:.E78])" table:allow-empty-cell="false" table:display-list="no" table:base-cell-address="'IPIP Big 5 Sample Questionnaire'.B8">
          <table:help-message table:title="Enter &quot;x&quot;, &quot;X&quot;, &quot;y&quot;, or &quot;Y&quot; in precisely one column per row." table:display="true">
            <text:p>If you enter a value in more than one column for an item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3" table:condition="of:cell-content-is-in-list([.B75:.E75])" table:allow-empty-cell="false" table:display-list="unsorted" table:base-cell-address="'IPIP Big 5 Sample Questionnaire'.B5">
          <table:help-message table:title="Enter &quot;x&quot;, &quot;X&quot;, &quot;y&quot;, or &quot;Y&quot; in precisely one column per row." table:display="true">
            <text:p>When multiple values are entered for a question, the score uses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4" table:condition="of:cell-content-is-in-list([.C124:.F124])" table:allow-empty-cell="false" table:display-list="no" table:base-cell-address="'IPIP Big 5 Sample Questionnaire'.C54">
          <table:help-message table:title="Enter &quot;x&quot;, &quot;X&quot;, &quot;y&quot;, or &quot;Y&quot; in precisely one column per row." table:display="true">
            <text:p>If you enter a value in more than one column for an item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5" table:condition="of:cell-content-is-in-list([.B75:.E75])" table:allow-empty-cell="false" table:display-list="no" table:base-cell-address="'IPIP Big 5 Sample Questionnaire'.D5">
          <table:help-message table:title="Enter &quot;x&quot;, &quot;X&quot;, &quot;y&quot;, or &quot;Y&quot; in precisely one column per row." table:display="true">
            <text:p>If you enter a value in more than one column for an item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6" table:condition="of:cell-content-is-in-list([.B75:.E75])" table:allow-empty-cell="false" table:display-list="no" table:base-cell-address="'IPIP Big 5 Sample Questionnaire'.E5">
          <table:help-message table:title="Enter &quot;x&quot;, &quot;X&quot;, &quot;y&quot;, or &quot;Y&quot; in precisely one column per row." table:display="true">
            <text:p>If you enter a value in more than one column for an item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7" table:condition="of:cell-content-is-in-list([.B124:.E124])" table:allow-empty-cell="false" table:display-list="no" table:base-cell-address="'IPIP Big 5 Sample Questionnaire'.F54">
          <table:help-message table:title="Enter &quot;x&quot;, &quot;X&quot;, &quot;y&quot;, or &quot;Y&quot; in precisely one column per row." table:display="true">
            <text:p>If you enter a value in more than one column for an item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8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8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  <table:table-cell/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 table:style-name="ce18" table:content-validation-name="val1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0" calcext:value-type="float">
            <text:p>0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19" table:content-validation-name="val1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19" table:content-validation-name="val1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19" table:content-validation-name="val2"/>
          <table:table-cell table:style-name="ce19" table:content-validation-name="val4"/>
          <table:table-cell table:style-name="ce19" table:content-validation-name="val5"/>
          <table:table-cell table:style-name="ce19" table:content-validation-name="val6"/>
          <table:table-cell table:style-name="ce19" table:content-validation-name="val7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table-cell table:style-name="ce18" table:content-validation-name="val3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  <table:table-cell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Items copied from <text:span text:style-name="T2">https://ipip.ori.org/New_IPIP-50-item-scale.htm</text:span> on May 23, 2020</text:p>
          </table:table-cell>
          <table:table-cell table:number-columns-repeated="7"/>
          <table:table-cell table:style-name="Default" table:number-columns-repeated="4"/>
          <table:table-cell table:number-columns-repeated="4"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5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0" calcext:value-type="float">
            <text:p>0</text:p>
          </table:table-cell>
          <table:table-cell table:formula="of:=PRODUCT(ORG.LIBREOFFICE.RAWSUBTRACT( [.B64];5);2)" office:value-type="float" office:value="-10" calcext:value-type="float">
            <text:p>-1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0" calcext:value-type="float">
            <text:p>0</text:p>
          </table:table-cell>
          <table:table-cell table:formula="of:=PRODUCT(ORG.LIBREOFFICE.RAWSUBTRACT( [.B65];5);2)" office:value-type="float" office:value="-10" calcext:value-type="float">
            <text:p>-1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0" calcext:value-type="float">
            <text:p>0</text:p>
          </table:table-cell>
          <table:table-cell table:formula="of:=PRODUCT(ORG.LIBREOFFICE.RAWSUBTRACT( [.B66];5);2)" office:value-type="float" office:value="-10" calcext:value-type="float">
            <text:p>-1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0" calcext:value-type="float">
            <text:p>0</text:p>
          </table:table-cell>
          <table:table-cell table:formula="of:=PRODUCT(ORG.LIBREOFFICE.RAWSUBTRACT( [.B67];5);2)" office:value-type="float" office:value="-10" calcext:value-type="float">
            <text:p>-1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0" calcext:value-type="float">
            <text:p>0</text:p>
          </table:table-cell>
          <table:table-cell table:formula="of:=PRODUCT(ORG.LIBREOFFICE.RAWSUBTRACT( [.B68];5);2)" office:value-type="float" office:value="-10" calcext:value-type="float">
            <text:p>-1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Very Low" calcext:value-type="string">
            <text:p>Very Low</text:p>
          </table:table-cell>
          <table:table-cell table:number-columns-repeated="12"/>
        </table:table-row>
        <table:table-row table:style-name="ro4" table:number-rows-repeated="5">
          <table:table-cell table:number-columns-repeated="16"/>
        </table:table-row>
        <table:table-row table:style-name="ro5">
          <table:table-cell table:style-name="ce14" office:value-type="string" calcext:value-type="string" table:number-columns-spanned="5" table:number-rows-spanned="1">
            <text:p><text:span text:style-name="T3">The sheet uses these values to validate the input.  </text:span><text:span text:style-name="T4">It’s easier to set up the validation when there are 50 rows of these.</text:span></text:p>
          </table:table-cell>
          <table:covered-table-cell table:number-columns-repeated="4" table:style-name="ce18"/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451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9:37:40.040933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7T11:40:32.162628720</dc:date>
    <meta:editing-duration>PT11H35M39S</meta:editing-duration>
    <meta:editing-cycles>28</meta:editing-cycles>
    <meta:generator>LibreOffice/6.4.3.2$Linux_X86_64 LibreOffice_project/40$Build-2</meta:generator>
    <meta:document-statistic meta:table-count="1" meta:cell-count="763" meta:object-count="0"/>
  </office:meta>
</office:document-meta>
</file>